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A200000104A73CCE5E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95cm" svg:height="4.953cm" svg:x="0.241cm" svg:y="0.254cm">
          <draw:image xlink:href="Pictures/20000002000001A200000104A73CCE5E.eps" xlink:type="simple" xlink:show="embed" xlink:actuate="onLoad">
            <text:p/>
          </draw:image>
        </draw:frame>
        <draw:frame draw:style-name="gr2" draw:layer="layout" svg:width="0.598cm" svg:height="0.444cm" svg:x="5.752cm" svg:y="0.76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61cm" svg:height="0.444cm" svg:x="5.715cm" svg:y="1.58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593cm" svg:height="0.444cm" svg:x="5.757cm" svg:y="2.98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656cm" svg:height="0.444cm" svg:x="5.715cm" svg:y="3.81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5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7T17:46:46</dc:date>
    <dc:creator>kkk </dc:creator>
    <meta:generator>LibreOffice/3.3$Linux LibreOffice_project/330m19$Build-401</meta:generator>
    <meta:editing-duration>PT11M29S</meta:editing-duration>
    <meta:editing-cycles>1</meta:editing-cycles>
    <meta:document-statistic meta:object-count="5"/>
  </office:meta>
</office:document-meta>
</file>

<file path=Object 1/content.xml><?xml version="1.0" encoding="utf-8"?>
<math xmlns="http://www.w3.org/1998/Math/MathML">
  <semantics>
    <msub>
      <mi>J</mi>
      <mi>A</mi>
    </msub>
    <annotation encoding="StarMath 5.0">J_A</annotation>
  </semantics>
</math>
</file>

<file path=Object 2/content.xml><?xml version="1.0" encoding="utf-8"?>
<math xmlns="http://www.w3.org/1998/Math/MathML">
  <semantics>
    <msub>
      <mi>K</mi>
      <mi>A</mi>
    </msub>
    <annotation encoding="StarMath 5.0">K_A</annotation>
  </semantics>
</math>
</file>

<file path=Object 3/content.xml><?xml version="1.0" encoding="utf-8"?>
<math xmlns="http://www.w3.org/1998/Math/MathML">
  <semantics>
    <msub>
      <mi>J</mi>
      <mi>B</mi>
    </msub>
    <annotation encoding="StarMath 5.0">J_B</annotation>
  </semantics>
</math>
</file>

<file path=Object 4/content.xml><?xml version="1.0" encoding="utf-8"?>
<math xmlns="http://www.w3.org/1998/Math/MathML">
  <semantics>
    <msub>
      <mi>K</mi>
      <mi>B</mi>
    </msub>
    <annotation encoding="StarMath 5.0">K_B</annotation>
  </semantics>
</math>
</file>